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31b0" officeooo:paragraph-rsid="001931b0"/>
    </style:style>
    <style:style style:name="T1" style:family="text">
      <style:text-properties officeooo:rsid="00193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Socio (nomeSocio varchar(40), enderecoSocio varchar (40), telSocio varchar(15));</text:p>
      <text:p text:style-name="Standard">create table Locacao (dataLocacao date, dataDevolucao date, valorLocacao integer, situacaoLocacao boolean);</text:p>
      <text:p text:style-name="Standard">create table Item_Locacao (registrar integer);</text:p>
      <text:p text:style-name="Standard">create table Copia (numCopia integer, dataCopia date);</text:p>
      <text:p text:style-name="P1">create table Filme (titulo varchar(60), duracaoFilme integer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09:07:49.031455435</meta:creation-date>
    <dc:date>2019-06-27T09:10:51.937129689</dc:date>
    <meta:editing-duration>PT3M3S</meta:editing-duration>
    <meta:editing-cycles>1</meta:editing-cycles>
    <meta:document-statistic meta:table-count="0" meta:image-count="0" meta:object-count="0" meta:page-count="1" meta:paragraph-count="5" meta:word-count="40" meta:character-count="362" meta:non-whitespace-character-count="327"/>
    <meta:generator>LibreOffice/6.0.7.3$Linux_X86_64 LibreOffice_project/00m0$Build-3</meta:generator>
  </office:meta>
</office:document-meta>
</file>